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809ed" style:font-size-asian="11pt" style:font-size-complex="11pt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1c4f176"/>
    </style:style>
    <style:style style:name="T67" style:family="text">
      <style:text-properties officeooo:rsid="03b4652d"/>
    </style:style>
    <style:style style:name="T68" style:family="text">
      <style:text-properties officeooo:rsid="04b50477"/>
    </style:style>
    <style:style style:name="T69" style:family="text">
      <style:text-properties officeooo:rsid="0473a949"/>
    </style:style>
    <style:style style:name="T70" style:family="text">
      <style:text-properties officeooo:rsid="0387836c"/>
    </style:style>
    <style:style style:name="T71" style:family="text">
      <style:text-properties officeooo:rsid="0003a8b9"/>
    </style:style>
    <style:style style:name="T72" style:family="text">
      <style:text-properties officeooo:rsid="01dff054"/>
    </style:style>
    <style:style style:name="T73" style:family="text">
      <style:text-properties officeooo:rsid="023c6ef8"/>
    </style:style>
    <style:style style:name="T74" style:family="text">
      <style:text-properties officeooo:rsid="023d2c84"/>
    </style:style>
    <style:style style:name="T75" style:family="text">
      <style:text-properties officeooo:rsid="023d86f1"/>
    </style:style>
    <style:style style:name="T76" style:family="text">
      <style:text-properties officeooo:rsid="023e4245"/>
    </style:style>
    <style:style style:name="T77" style:family="text">
      <style:text-properties style:font-name="EB Garamond 12 All SC"/>
    </style:style>
    <style:style style:name="T78" style:family="text">
      <style:text-properties style:font-name="EB Garamond 12 All SC" officeooo:rsid="055cbe0b"/>
    </style:style>
    <style:style style:name="T79" style:family="text">
      <style:text-properties officeooo:rsid="024586dc"/>
    </style:style>
    <style:style style:name="T80" style:family="text">
      <style:text-properties officeooo:rsid="02401e75"/>
    </style:style>
    <style:style style:name="T81" style:family="text">
      <style:text-properties officeooo:rsid="0245bf04"/>
    </style:style>
    <style:style style:name="T82" style:family="text">
      <style:text-properties officeooo:rsid="02466572"/>
    </style:style>
    <style:style style:name="T83" style:family="text">
      <style:text-properties officeooo:rsid="024700b6"/>
    </style:style>
    <style:style style:name="T84" style:family="text">
      <style:text-properties officeooo:rsid="024a2d97"/>
    </style:style>
    <style:style style:name="T85" style:family="text">
      <style:text-properties officeooo:rsid="024d1a04"/>
    </style:style>
    <style:style style:name="T86" style:family="text">
      <style:text-properties officeooo:rsid="024d6712"/>
    </style:style>
    <style:style style:name="T87" style:family="text">
      <style:text-properties officeooo:rsid="024dd5a4"/>
    </style:style>
    <style:style style:name="T88" style:family="text">
      <style:text-properties officeooo:rsid="02514054"/>
    </style:style>
    <style:style style:name="T89" style:family="text">
      <style:text-properties officeooo:rsid="0252e546"/>
    </style:style>
    <style:style style:name="T90" style:family="text">
      <style:text-properties officeooo:rsid="0253b40f"/>
    </style:style>
    <style:style style:name="T91" style:family="text">
      <style:text-properties officeooo:rsid="02587135"/>
    </style:style>
    <style:style style:name="T92" style:family="text">
      <style:text-properties officeooo:rsid="02566ff5"/>
    </style:style>
    <style:style style:name="T93" style:family="text">
      <style:text-properties officeooo:rsid="025ac7b9"/>
    </style:style>
    <style:style style:name="T94" style:family="text">
      <style:text-properties officeooo:rsid="025eb8fe"/>
    </style:style>
    <style:style style:name="T95" style:family="text">
      <style:text-properties officeooo:rsid="025ed6cf"/>
    </style:style>
    <style:style style:name="T96" style:family="text">
      <style:text-properties officeooo:rsid="025f2152"/>
    </style:style>
    <style:style style:name="T97" style:family="text">
      <style:text-properties officeooo:rsid="0260d016"/>
    </style:style>
    <style:style style:name="T98" style:family="text">
      <style:text-properties officeooo:rsid="02628e6a"/>
    </style:style>
    <style:style style:name="T99" style:family="text">
      <style:text-properties officeooo:rsid="026315e0"/>
    </style:style>
    <style:style style:name="T100" style:family="text">
      <style:text-properties officeooo:rsid="02662f79"/>
    </style:style>
    <style:style style:name="T101" style:family="text">
      <style:text-properties officeooo:rsid="02666dfa"/>
    </style:style>
    <style:style style:name="T102" style:family="text">
      <style:text-properties officeooo:rsid="02696437"/>
    </style:style>
    <style:style style:name="T103" style:family="text">
      <style:text-properties officeooo:rsid="026d186b"/>
    </style:style>
    <style:style style:name="T104" style:family="text">
      <style:text-properties officeooo:rsid="026f9756"/>
    </style:style>
    <style:style style:name="T105" style:family="text">
      <style:text-properties officeooo:rsid="0270f581"/>
    </style:style>
    <style:style style:name="T106" style:family="text">
      <style:text-properties officeooo:rsid="0273708b"/>
    </style:style>
    <style:style style:name="T107" style:family="text">
      <style:text-properties officeooo:rsid="02785990"/>
    </style:style>
    <style:style style:name="T108" style:family="text">
      <style:text-properties officeooo:rsid="027a1a23"/>
    </style:style>
    <style:style style:name="T109" style:family="text">
      <style:text-properties officeooo:rsid="027bd518"/>
    </style:style>
    <style:style style:name="T110" style:family="text">
      <style:text-properties officeooo:rsid="027be5f8"/>
    </style:style>
    <style:style style:name="T111" style:family="text">
      <style:text-properties officeooo:rsid="027c920e"/>
    </style:style>
    <style:style style:name="T112" style:family="text">
      <style:text-properties officeooo:rsid="027da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66">Esser-</text:span>Skala, 201<text:span text:style-name="T66">9</text:span></text:p>
      <text:p text:style-name="P16"/>
      <text:p text:style-name="P16"/>
      <text:p text:style-name="P9">© 201<text:span text:style-name="T66">9</text:span> by Wolfgang <text:span text:style-name="T66">Esser-</text:span>Skala. This edition is licensed under the Creative Commons Attribution<text:span text:style-name="T64">-NonCommercial-ShareAlike</text:span> 4.0 International License. To view a copy of this license, visit http://creativecommons.org/licenses/by<text:span text:style-name="T65">-nc-sa</text:span>/4.0/. </text:p>
      <text:p text:style-name="P8"/>
      <text:p text:style-name="P10">Music engraving by LilyPond 2.18.0 (http://www.lilypond.org).<text:span text:style-name="T63"><text:line-break/>Front matter</text:span> typeset with EB Garamond (http://www.georgduffner.at/ebgaramond).</text:p>
      <text:p text:style-name="P16"/>
      <text:p text:style-name="P7">First <text:span text:style-name="T66">version</text:span>, <text:span text:style-name="T74">December</text:span> 201<text:span text:style-name="T66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68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3">https://digital.staatsbibliothek-berlin.de/werkansicht/?PPN=PPN72904369X<text:line-break/><text:tab/></text:span>(siglum<text:span text:style-name="T69"> </text:span>Mus.<text:span text:style-name="T73">ms. 18711/1</text:span>)</text:p>
      <text:p text:style-name="P3"/>
      <text:p text:style-name="P2">In general, this edition closely follows the <text:span text:style-name="T70">manuscript</text:span>. Any changes <text:span text:style-name="T6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1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73"> </text:span>org, organ; <text:span text:style-name="T72">r, rest; </text:span>vl, violin<text:span text:style-name="T72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7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67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78">e</text:span><text:span text:style-name="T77"> r s t e r <text:s text:c="2"/>T H e i l</text:span></text:p>
      <text:p text:style-name="P11"/>
      <text:p text:style-name="P12">Act: 1<text:span text:style-name="T93">.</text:span></text:p>
      <text:p text:style-name="P11"/>
      <text:p text:style-name="P24">1<text:span text:style-name="T76">.1</text:span><text:tab/>Choral: Der Du voll Blut und Wunden<text:tab/>1<text:line-break/><text:line-break/><text:span text:style-name="T75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80">1.2<text:tab/>Recitativ: Wohin eilt ganz Juda ſo früh?<text:tab/>1</text:span><text:span text:style-name="T17"><text:line-break/><text:line-break/></text:span><text:span text:style-name="T79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81">Blind-</text:span><text:span text:style-name="T18"><text:tab/>Weißeſt du nicht die Geſchichte dieſer Nacht?<text:line-break/></text:span><text:span text:style-name="T81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82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83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83">1</text:span>.3<text:span text:style-name="T91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91"><text:tab/></text:span>Recitativ: Und darum verklagten ihn<text:span text:style-name="T85"> die Väter</text:span>?<text:tab/>1<text:span text:style-name="T22"><text:line-break/><text:line-break/></text:span><text:span text:style-name="T84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86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87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87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88">Judas</text:span><text:span text:style-name="T26"><text:tab/>Ha! Er leidet– weil ich ihn verrieth.</text:span></text:p>
      <text:p text:style-name="P27"/>
      <text:p text:style-name="P27"/>
      <text:p text:style-name="P29"><text:span text:style-name="T88">1.5<text:tab/>Aria: Wer faßt die Zahl<text:tab/>1</text:span><text:span text:style-name="T27"><text:line-break/><text:line-break/></text:span><text:span text:style-name="T89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90">1</text:span>.6<text:span text:style-name="T91"><text:tab/></text:span>Recitativ:<text:span text:style-name="T91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92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7"/>
      <text:p text:style-name="P37"/>
      <text:p text:style-name="P38">❦</text:p>
      <text:p text:style-name="P32"/>
      <text:p text:style-name="P32"/>
      <text:p text:style-name="P39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94">Fremdling</text:span><text:span text:style-name="T35"><text:tab/>Alles Volk iſt in Bewegung.</text:span><text:span text:style-name="T36"><text:line-break/><text:line-break/><text:line-break/></text:span><text:soft-page-break/><text:span text:style-name="T95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96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97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98">Pilatus</text:span><text:span text:style-name="T40"><text:tab/>Redet! wen ſoll ich euch geben?<text:line-break/><text:tab/>Jeſus oder Barrabas?</text:span><text:span text:style-name="T41"><text:line-break/><text:line-break/></text:span><text:span text:style-name="T99">Chor des Volks</text:span><text:span text:style-name="T41"><text:tab/>Barrabas, Barrabas!<text:line-break/><text:line-break/></text:span><text:span text:style-name="T99">Pilatus</text:span><text:span text:style-name="T41"><text:tab/>Was mach ich mit dieſem Jeſu?</text:span></text:p>
      <text:p text:style-name="P33"/>
      <text:p text:style-name="P33"/>
      <text:p text:style-name="P34">2.2<text:tab/>Chor: Kreutzigen laß ihn<text:tab/>1<text:line-break/><text:line-break/>Chor d<text:span text:style-name="T100">es</text:span> Volks<text:span text:style-name="T6"><text:tab/>Kreutzigen laß ihn</text:span><text:span text:style-name="T44">.</text:span><text:span text:style-name="T43"><text:line-break/><text:line-break/></text:span><text:span text:style-name="T100">Pilatus</text:span><text:span text:style-name="T43"><text:tab/>Er iſt nicht des Todes ſchuldig!<text:line-break/><text:line-break/></text:span>Chor d<text:span text:style-name="T100">es</text:span> Volks<text:span text:style-name="T6"><text:tab/>Kreutzigen laß ihn</text:span><text:span text:style-name="T44">.</text:span></text:p>
      <text:p text:style-name="P34"/>
      <text:p text:style-name="P34"/>
      <text:p text:style-name="P35"><text:span text:style-name="T101">2</text:span>.3<text:tab/>Aria<text:span text:style-name="T102">, Chor</text:span>: <text:span text:style-name="T103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02">Chor des Volks</text:span><text:span text:style-name="T46"><text:tab/>Über uns komme ſein Blut<text:line-break/><text:tab/>und über unſre Kinder.</text:span></text:p>
      <text:p text:style-name="P40">2.4<text:span text:style-name="T103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6"/>
      <text:p text:style-name="P36"/>
      <text:p text:style-name="P42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04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2"/>
      <text:p text:style-name="P42"/>
      <text:p text:style-name="P43"><text:span text:style-name="T105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06">Fremdling</text:span><text:span text:style-name="T52"><text:tab/>Wo iſt Jeſus?<text:line-break/><text:line-break/></text:span><text:span text:style-name="T106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3"/>
      <text:p text:style-name="P43"/>
      <text:p text:style-name="P44"><text:span text:style-name="T106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07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08">Blindgeb.</text:span><text:span text:style-name="T57"><text:tab/>Jhr, die ihr keinen Frevel ſcheuet,</text:span><text:span text:style-name="T58"><text:line-break/><text:line-break/></text:span><text:span text:style-name="T109">Fremdling</text:span><text:span text:style-name="T58"><text:tab/>ihr, die ihr euch des Frevels freuet,</text:span><text:span text:style-name="T59"><text:line-break/><text:line-break/></text:span><text:soft-page-break/><text:span text:style-name="T110">beide</text:span><text:span text:style-name="T59"><text:tab/>ihr wißt nicht, wen ihr ſchmäht.</text:span><text:span text:style-name="T60"><text:line-break/><text:line-break/></text:span><text:span text:style-name="T111">Blindgeb.</text:span><text:span text:style-name="T60"><text:tab/>Jhn rächet einſt der Gott der Götter.<text:line-break/><text:line-break/></text:span><text:span text:style-name="T111">Fremdling</text:span><text:span text:style-name="T60"><text:tab/>Er rufet einſt in einem Wetter:</text:span><text:span text:style-name="T61"><text:line-break/><text:line-break/></text:span><text:span text:style-name="T112">beide</text:span><text:span text:style-name="T61"><text:tab/>Wo iſt, o Juda, dein Prophe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4T22:15:46.158018771</dc:date>
    <dc:creator>Wolfgang Skala</dc:creator>
    <meta:editing-duration>P6DT12H39M26S</meta:editing-duration>
    <meta:editing-cycles>588</meta:editing-cycles>
    <meta:generator>LibreOffice/4.2.8.2$Linux_X86_64 LibreOffice_project/420m0$Build-2</meta:generator>
    <meta:document-statistic meta:table-count="0" meta:image-count="1" meta:object-count="0" meta:page-count="8" meta:paragraph-count="33" meta:word-count="1451" meta:character-count="9011" meta:non-whitespace-character-count="7396"/>
  </office:meta>
</office:document-meta>
</file>